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Replacer.reverseReplac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Replacer.ValueRepla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Replacer.ValueReplacer( TestPlan t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Replacer.reverseReplace( TestElement el , boolean regex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Replacer.replaceValues( PropertyIterator iter , ValueTransformer transform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ValueReplacer.setUserDefinedVariables( Map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Replacer.replaceValues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Replacer.containsKey( String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Replacer.setProperties( TestElement el , Collection new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Replacer.undoReverseReplac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Replacer.addVariables( Map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Replacer.addVariabl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